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dbc7c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dbc7c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dbc7c" style:font-size-asian="13pt" style:font-weight-asian="bold" style:font-name-complex="Sanskrit 2003" style:font-size-complex="13pt" style:font-weight-complex="bold"/>
    </style:style>
    <style:style style:name="P4" style:family="paragraph" style:parent-style-name="Footnote">
      <style:text-properties officeooo:rsid="04eb9705" officeooo:paragraph-rsid="04eb9705"/>
    </style:style>
    <style:style style:name="T1" style:family="text">
      <style:text-properties officeooo:rsid="04ef4cf9"/>
    </style:style>
    <style:style style:name="T2" style:family="text">
      <style:text-properties officeooo:rsid="04ea9ece"/>
    </style:style>
    <style:style style:name="T3" style:family="text">
      <style:text-properties officeooo:rsid="04eb0699"/>
    </style:style>
    <style:style style:name="T4" style:family="text">
      <style:text-properties officeooo:rsid="04eb9705"/>
    </style:style>
    <style:style style:name="T5" style:family="text">
      <style:text-properties officeooo:rsid="04ec0d19"/>
    </style:style>
    <style:style style:name="T6" style:family="text">
      <style:text-properties officeooo:rsid="04ef0c2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4ea9ec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अथ एकपञ्चा<text:span text:style-name="T2">शत्तमो</text:span>ऽध्यायः । </text:p>
      <text:p text:style-name="P2"><text:span text:style-name="T7">सू</text:span><text:span text:style-name="T8">र्या</text:span><text:span text:style-name="T7">दि</text:span><text:span text:style-name="T8">ग्रहदेवता</text:span><text:span text:style-name="T7">प्रतिमालक्षण</text:span><text:span text:style-name="T8">ानि</text:span><text:line-break/><text:span text:style-name="T2">श्री</text:span>भगवानुवाच -<text:line-break/>ससप्ताश्वे सैकचक्रे रथे सू<text:span text:style-name="T2">र्यो</text:span> द्विपद्मधृक् । <text:line-break/>म<text:span text:style-name="T3">षि</text:span>भाजनलेखन्यौ बिभ्र<text:span text:style-name="T3">द्द</text:span>ण्डी तु दक्षिणे <text:span text:style-name="T2">॥</text:span>१<text:span text:style-name="T2">॥</text:span> <text:line-break/>वामे तु पिङ्गलो द्वारि दण्डभृत्स रवेर्गणः । <text:s/></text:p>
      <text:p text:style-name="P2">बालव्यजनधारिण्यौ पार्श्वे राज्ञी च निष्प्रभा ॥२<text:span text:style-name="T2">॥</text:span> <text:line-break/>अथवा<text:span text:style-name="T3">ऽ</text:span>श्वासमारूढ़ः का<text:span text:style-name="T3">र्य</text:span> एकस्तु भास्करः । <text:s/><text:line-break/>वरदा द्व्यब्जिनः सर्वे दिक्पा<text:span text:style-name="T3">ः श</text:span>स्त्रकराः क्रमात् ॥३<text:span text:style-name="T2">॥</text:span> <text:line-break/>मुद्गरशूलचक्राब्जभृतो<text:span text:style-name="T3">ऽ</text:span>ग्न्यादिविदिक्स्थिताः । <text:line-break/>सू<text:span text:style-name="T3">र्या</text:span>र्यमादिरक्षो<text:span text:style-name="T3">ऽ</text:span>न्ताश्चतुर्हस्ता द्विष<text:span text:style-name="T3">ड्‌द</text:span>ले ॥४<text:span text:style-name="T2">॥</text:span> <text:line-break/>वरुणः सूर्यनामा च सहस्रांशुस्तथा<text:span text:style-name="T3">ऽ</text:span>परः । <text:line-break/>धाता तपनस<text:span text:style-name="T3">ंज्ञ</text:span>श्च सविता<text:span text:style-name="T3">ऽ</text:span>थ गभस्तिकः ॥५<text:span text:style-name="T2">॥</text:span> <text:line-break/>रविश्चैवाथ प<text:span text:style-name="T3">र्ज</text:span>न्यस्त्वष्टा मित्रो<text:span text:style-name="T3">ऽ</text:span>थ विष्णुकः । <text:line-break/>मेषादिराशिसंस्थाश्च मार्गादिका<text:span text:style-name="T3">र्ति</text:span>कान्तकाः ॥६<text:span text:style-name="T2">॥</text:span> <text:line-break/>कृष्णो रक्तो मनाग्रक्तः पीतः पाण्डरकः सितः । <text:s/><text:line-break/>कपिलः पीतवर्णश्च शुकाभो धवलस्तथा ॥७<text:span text:style-name="T2">॥</text:span> <text:line-break/>धूम्रो नीलः क्रमाद्वर्णाः शक्तयः के<text:span text:style-name="T3">स</text:span>राग्रगाः । <text:line-break/>इडा सुषु<text:span text:style-name="T3">म्ना</text:span> विश्वा<text:span text:style-name="T3">र्चि</text:span>रिन्दुस<text:span text:style-name="T3">ंज्ञा</text:span> प्रमर्दिनी<text:note text:id="ftn411" text:note-class="footnote"><text:note-citation>1</text:note-citation><text:note-body><text:p text:style-name="P4">प्रवर्द्धिनी</text:p></text:note-body></text:note> ॥८<text:span text:style-name="T2">॥</text:span> <text:line-break/>प्रहर्षिणी महाकाली कपिला च प्रबोध<text:span text:style-name="T4">ि</text:span>नी । <text:s/><text:line-break/>नीलाम्बरा घनान्तस्था<text:note text:id="ftn412" text:note-class="footnote"><text:note-citation>2</text:note-citation><text:note-body><text:p text:style-name="P4">वनान्तस्था</text:p></text:note-body></text:note> अमृताख्या च शक्तयः ॥९<text:span text:style-name="T2">॥</text:span> <text:line-break/>वरुणादेश्च तद्वर्णा <text:s/>के<text:span text:style-name="T4">स</text:span>राग्रेषु विन्यसेत् ।<text:line-break/><text:soft-page-break/>तेजश्चण्डो महाव<text:span text:style-name="T5">क्त्रो</text:span> द्विभुजः पद्मखड्गभृत् <text:s/>॥१०<text:span text:style-name="T2">॥</text:span> <text:line-break/>कुण्डिकाजप्यमालीन्दुः कुजः शक्त्यक्षमालिकः । <text:line-break/>बुधश्चापाक्ष<text:span text:style-name="T5">माली</text:span> स्याज्जीवः कुण्ड्यक्षमालिकः ॥११<text:span text:style-name="T2">॥</text:span> </text:p>
      <text:p text:style-name="P1">शुक्रः कुण्ड्यक्षमाली स्यात्कि<text:span text:style-name="T5">ङ्कि</text:span>णीसूत्रवा<text:span text:style-name="T5">ञ्छ</text:span>निः । <text:line-break/>अ<text:span text:style-name="T5">र्ध</text:span>चन्द्रधरो राहुः केतुः खड्गी च दीपभृत् ॥१२<text:span text:style-name="T2">॥</text:span> <text:line-break/>अनन्तस्तक्षकः क<text:span text:style-name="T5">र्कः</text:span> पद्मो महाब्जः शङ्खकः । <text:line-break/>कुलिकः सूत्रिणः सर्वे फणवक्त्रा महाप्रभाः ॥१३<text:span text:style-name="T2">॥</text:span> <text:line-break/>इन्द्रो वज्री गजारूढ<text:span text:style-name="T5">च्छा</text:span>गगो<text:span text:style-name="T5">ऽ</text:span>ग्निश्च शक्तिमान् । <text:line-break/>यमो दण्डी च महिषे नैरृतः खड्गवान् करे ॥१४<text:span text:style-name="T2">॥</text:span> <text:line-break/>मकरे वरुणः पाशी वायु<text:span text:style-name="T5">र्वज्र</text:span>धरो मृगे । <text:line-break/>गदी कु<text:span text:style-name="T5">बे</text:span>रो मेषस्थ ईशानश्च जटी वृषे ॥१५<text:span text:style-name="T2">॥</text:span> <text:line-break/>द्विबाहवो लोकपाला विश्वक<text:span text:style-name="T6">र्माऽ</text:span>क्षसूत्रभृत् ।<text:line-break/>हनूमान्वज्रहस्तः स्यात्पद्भ्यां सम्पी<text:span text:style-name="T2">डि</text:span>ता<text:span text:style-name="T6">सुरः</text:span> ॥१६<text:span text:style-name="T2">॥</text:span> <text:line-break/>वीणाहस्ताः किन्नराः स्युर्मालाविद्याधराश्च खे ।<text:line-break/>दुर्बलाङ्गाः पिशाचाः स्युर्वेताला विकृताननाः ॥ १७॥<text:line-break/>क्षेत्रपालाः शूलवन्तः <text:s/>प्रेता महोदराः कृशाः ॥१<text:span text:style-name="T2">८</text:span>॥ <text:s/></text:p>
      <text:p text:style-name="P1">इत्यादिमहापुराणे आग्नेये <text:span text:style-name="T1">सूर्यादिग्रहदेवतादि</text:span>प्रतिमालक्षणं नाम एकपञ्चा<text:span text:style-name="T2">शत्तमो</text:span>ऽध्यायः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6:19:47.773521272</meta:creation-date>
    <dc:date>2017-05-06T16:20:38.090188394</dc:date>
    <meta:editing-duration>PT50S</meta:editing-duration>
    <meta:editing-cycles>1</meta:editing-cycles>
    <meta:document-statistic meta:table-count="0" meta:image-count="0" meta:object-count="0" meta:page-count="2" meta:paragraph-count="7" meta:word-count="199" meta:character-count="974" meta:non-whitespace-character-count="742"/>
    <meta:generator>LibreOffice/5.1.6.2$Linux_X86_64 LibreOffice_project/10m0$Build-2</meta:generator>
  </office:meta>
</office:document-meta>
</file>